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292" officeooo:paragraph-rsid="00135a60"/>
    </style:style>
    <style:style style:name="P2" style:family="paragraph" style:parent-style-name="Standard">
      <style:text-properties fo:font-weight="bold" officeooo:rsid="0001f292" officeooo:paragraph-rsid="00135a60" style:font-weight-asian="bold" style:font-weight-complex="bold"/>
    </style:style>
    <style:style style:name="P3" style:family="paragraph" style:parent-style-name="Standard">
      <style:text-properties fo:font-weight="bold" officeooo:rsid="000405aa" officeooo:paragraph-rsid="000405aa" style:font-weight-asian="bold" style:font-weight-complex="bold"/>
    </style:style>
    <style:style style:name="P4" style:family="paragraph" style:parent-style-name="Standard">
      <style:text-properties fo:font-weight="bold" officeooo:rsid="00046cec" officeooo:paragraph-rsid="00046cec" style:font-weight-asian="bold" style:font-weight-complex="bold"/>
    </style:style>
    <style:style style:name="P5" style:family="paragraph" style:parent-style-name="Standard">
      <style:text-properties fo:font-weight="bold" officeooo:rsid="00062953" officeooo:paragraph-rsid="00062953" style:font-weight-asian="bold" style:font-weight-complex="bold"/>
    </style:style>
    <style:style style:name="P6" style:family="paragraph" style:parent-style-name="Standard">
      <style:text-properties fo:font-weight="bold" officeooo:rsid="000978c3" officeooo:paragraph-rsid="000978c3" style:font-weight-asian="bold" style:font-weight-complex="bold"/>
    </style:style>
    <style:style style:name="P7" style:family="paragraph" style:parent-style-name="Standard">
      <style:text-properties fo:font-weight="bold" officeooo:rsid="001cef1c" officeooo:paragraph-rsid="001cef1c" style:font-weight-asian="bold" style:font-weight-complex="bold"/>
    </style:style>
    <style:style style:name="P8" style:family="paragraph" style:parent-style-name="Standard">
      <style:text-properties fo:font-weight="bold" officeooo:rsid="001ea5c6" officeooo:paragraph-rsid="001ea5c6" style:font-weight-asian="bold" style:font-weight-complex="bold"/>
    </style:style>
    <style:style style:name="P9" style:family="paragraph" style:parent-style-name="Standard">
      <style:text-properties fo:font-weight="bold" officeooo:rsid="001f4e20" officeooo:paragraph-rsid="001ea5c6" style:font-weight-asian="bold" style:font-weight-complex="bold"/>
    </style:style>
    <style:style style:name="P10" style:family="paragraph" style:parent-style-name="Standard">
      <style:text-properties fo:font-weight="bold" officeooo:rsid="0021ba1b" officeooo:paragraph-rsid="0021ba1b" style:font-weight-asian="bold" style:font-weight-complex="bold"/>
    </style:style>
    <style:style style:name="P11" style:family="paragraph" style:parent-style-name="Standard">
      <style:text-properties fo:font-size="15pt" fo:font-weight="bold" officeooo:rsid="0001f292" officeooo:paragraph-rsid="00135a60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0d12a2" officeooo:paragraph-rsid="000d12a2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89405" officeooo:paragraph-rsid="00189405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0405aa" officeooo:paragraph-rsid="000405aa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2a35c4" officeooo:paragraph-rsid="002a35c4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language="en" fo:country="US" fo:font-weight="bold" officeooo:rsid="002cfa96" officeooo:paragraph-rsid="002cfa96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language="en" fo:country="US" fo:font-weight="bold" officeooo:rsid="002d6afb" officeooo:paragraph-rsid="002d6afb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2pt" fo:font-weight="bold" officeooo:rsid="0002ca27" officeooo:paragraph-rsid="00135a60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0f0f3a" officeooo:paragraph-rsid="00135a60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138828" officeooo:paragraph-rsid="00138828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0d12a2" officeooo:paragraph-rsid="000d12a2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15d49f" officeooo:paragraph-rsid="0015d49f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0ad064" officeooo:paragraph-rsid="00135a60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110571" officeooo:paragraph-rsid="00135a60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normal" officeooo:rsid="0002ca27" officeooo:paragraph-rsid="00135a60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0f0f3a" officeooo:paragraph-rsid="00135a60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38828" officeooo:paragraph-rsid="00138828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426d8" officeooo:paragraph-rsid="001426d8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5d49f" officeooo:paragraph-rsid="0015d49f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89405" officeooo:paragraph-rsid="00189405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26646" officeooo:paragraph-rsid="00135a60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6ad56" officeooo:paragraph-rsid="0016ad56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0ad064" officeooo:paragraph-rsid="00135a60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language="en" fo:country="US" fo:font-weight="bold" officeooo:rsid="002c3fbe" officeooo:paragraph-rsid="002c3fbe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language="en" fo:country="US" fo:font-weight="bold" officeooo:rsid="00348c08" officeooo:paragraph-rsid="00348c08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fo:language="en" fo:country="US" fo:font-weight="bold" officeooo:rsid="003622ce" officeooo:paragraph-rsid="003622ce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fo:language="en" fo:country="US" fo:font-weight="normal" officeooo:rsid="002ccfc2" officeooo:paragraph-rsid="002c3fbe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language="en" fo:country="US" fo:font-weight="normal" officeooo:rsid="002cfa96" officeooo:paragraph-rsid="002cfa96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language="en" fo:country="US" fo:font-weight="normal" officeooo:rsid="002cfa96" officeooo:paragraph-rsid="00314d4a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language="en" fo:country="US" fo:font-weight="normal" officeooo:rsid="002d6afb" officeooo:paragraph-rsid="002d6afb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language="en" fo:country="US" fo:font-weight="normal" officeooo:rsid="002d6afb" officeooo:paragraph-rsid="00306d51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language="en" fo:country="US" fo:font-weight="normal" officeooo:rsid="002ed002" officeooo:paragraph-rsid="002ed002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language="en" fo:country="US" fo:font-weight="normal" officeooo:rsid="00306d51" officeooo:paragraph-rsid="00306d51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language="en" fo:country="US" fo:font-weight="normal" officeooo:rsid="003622ce" officeooo:paragraph-rsid="003622ce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weight="normal" officeooo:rsid="000405aa" officeooo:paragraph-rsid="000405aa" style:font-weight-asian="normal" style:font-weight-complex="normal"/>
    </style:style>
    <style:style style:name="P46" style:family="paragraph" style:parent-style-name="Standard">
      <style:text-properties fo:font-weight="normal" officeooo:rsid="000d9ad5" officeooo:paragraph-rsid="000d9ad5" style:font-weight-asian="normal" style:font-weight-complex="normal"/>
    </style:style>
    <style:style style:name="P47" style:family="paragraph" style:parent-style-name="Standard">
      <style:text-properties fo:font-weight="normal" officeooo:rsid="001c32ac" officeooo:paragraph-rsid="001c32ac" style:font-weight-asian="normal" style:font-weight-complex="normal"/>
    </style:style>
    <style:style style:name="P48" style:family="paragraph" style:parent-style-name="Standard">
      <style:text-properties fo:font-weight="normal" officeooo:rsid="00046cec" officeooo:paragraph-rsid="00046cec" style:font-weight-asian="normal" style:font-weight-complex="normal"/>
    </style:style>
    <style:style style:name="P49" style:family="paragraph" style:parent-style-name="Standard">
      <style:text-properties fo:font-weight="normal" officeooo:rsid="00062953" officeooo:paragraph-rsid="000d9ad5" style:font-weight-asian="normal" style:font-weight-complex="normal"/>
    </style:style>
    <style:style style:name="P50" style:family="paragraph" style:parent-style-name="Standard">
      <style:text-properties fo:font-weight="normal" officeooo:rsid="0007bd0a" officeooo:paragraph-rsid="0007bd0a" style:font-weight-asian="normal" style:font-weight-complex="normal"/>
    </style:style>
    <style:style style:name="P51" style:family="paragraph" style:parent-style-name="Standard">
      <style:text-properties fo:font-weight="normal" officeooo:rsid="000978c3" officeooo:paragraph-rsid="000978c3" style:font-weight-asian="normal" style:font-weight-complex="normal"/>
    </style:style>
    <style:style style:name="P52" style:family="paragraph" style:parent-style-name="Standard">
      <style:text-properties fo:font-weight="normal" officeooo:rsid="001cef1c" officeooo:paragraph-rsid="001cef1c" style:font-weight-asian="normal" style:font-weight-complex="normal"/>
    </style:style>
    <style:style style:name="P53" style:family="paragraph" style:parent-style-name="Standard">
      <style:text-properties fo:font-weight="normal" officeooo:rsid="001e1360" officeooo:paragraph-rsid="001e1360" style:font-weight-asian="normal" style:font-weight-complex="normal"/>
    </style:style>
    <style:style style:name="P54" style:family="paragraph" style:parent-style-name="Standard">
      <style:text-properties fo:font-weight="normal" officeooo:rsid="001e1b90" officeooo:paragraph-rsid="001e1b90" style:font-weight-asian="normal" style:font-weight-complex="normal"/>
    </style:style>
    <style:style style:name="P55" style:family="paragraph" style:parent-style-name="Standard">
      <style:text-properties fo:font-weight="normal" officeooo:rsid="001e1b90" officeooo:paragraph-rsid="001ea5c6" style:font-weight-asian="normal" style:font-weight-complex="normal"/>
    </style:style>
    <style:style style:name="P56" style:family="paragraph" style:parent-style-name="Standard">
      <style:text-properties fo:font-weight="normal" officeooo:rsid="001ea5c6" officeooo:paragraph-rsid="001ea5c6" style:font-weight-asian="normal" style:font-weight-complex="normal"/>
    </style:style>
    <style:style style:name="P57" style:family="paragraph" style:parent-style-name="Standard">
      <style:text-properties fo:font-weight="normal" officeooo:rsid="0021ba1b" officeooo:paragraph-rsid="0021ba1b" style:font-weight-asian="normal" style:font-weight-complex="normal"/>
    </style:style>
    <style:style style:name="P58" style:family="paragraph" style:parent-style-name="Standard">
      <style:text-properties fo:font-weight="normal" officeooo:rsid="0027c852" officeooo:paragraph-rsid="0027c852" style:font-weight-asian="normal" style:font-weight-complex="normal"/>
    </style:style>
    <style:style style:name="P59" style:family="paragraph" style:parent-style-name="Standard">
      <style:text-properties fo:font-weight="normal" officeooo:paragraph-rsid="0027c852" style:font-weight-asian="normal" style:font-weight-complex="normal"/>
    </style:style>
    <style:style style:name="P60" style:family="paragraph" style:parent-style-name="Standard">
      <style:text-properties fo:font-weight="normal" officeooo:rsid="00251b35" officeooo:paragraph-rsid="00251b35" style:font-weight-asian="normal" style:font-weight-complex="normal"/>
    </style:style>
    <style:style style:name="P61" style:family="paragraph" style:parent-style-name="Standard">
      <style:text-properties fo:font-weight="normal" officeooo:rsid="0020bc9c" officeooo:paragraph-rsid="00251b35" style:font-weight-asian="normal" style:font-weight-complex="normal"/>
    </style:style>
    <style:style style:name="P62" style:family="paragraph" style:parent-style-name="Standard">
      <style:text-properties fo:font-weight="normal" officeooo:rsid="001f4e20" officeooo:paragraph-rsid="00203def" style:font-weight-asian="normal" style:font-weight-complex="normal"/>
    </style:style>
    <style:style style:name="P63" style:family="paragraph" style:parent-style-name="Standard">
      <style:text-properties officeooo:rsid="000405aa" officeooo:paragraph-rsid="00135a60"/>
    </style:style>
    <style:style style:name="P64" style:family="paragraph" style:parent-style-name="Standard">
      <style:text-properties officeooo:rsid="00046cec" officeooo:paragraph-rsid="00046cec"/>
    </style:style>
    <style:style style:name="P65" style:family="paragraph" style:parent-style-name="Standard">
      <style:text-properties officeooo:rsid="00062953" officeooo:paragraph-rsid="00062953"/>
    </style:style>
    <style:style style:name="P66" style:family="paragraph" style:parent-style-name="Standard">
      <style:text-properties officeooo:paragraph-rsid="00069519"/>
    </style:style>
    <style:style style:name="P67" style:family="paragraph" style:parent-style-name="Standard">
      <style:text-properties officeooo:rsid="0007bd0a" officeooo:paragraph-rsid="0007bd0a"/>
    </style:style>
    <style:style style:name="P68" style:family="paragraph" style:parent-style-name="Standard">
      <style:text-properties officeooo:rsid="00126fa5" officeooo:paragraph-rsid="00135a60"/>
    </style:style>
    <style:style style:name="P69" style:family="paragraph" style:parent-style-name="Standard">
      <style:text-properties officeooo:paragraph-rsid="00135a60"/>
    </style:style>
    <style:style style:name="P70" style:family="paragraph" style:parent-style-name="Standard">
      <style:text-properties officeooo:rsid="00189405" officeooo:paragraph-rsid="00189405"/>
    </style:style>
    <style:style style:name="P71" style:family="paragraph" style:parent-style-name="Standard">
      <style:text-properties officeooo:paragraph-rsid="001c32ac"/>
    </style:style>
    <style:style style:name="P72" style:family="paragraph" style:parent-style-name="Standard">
      <style:text-properties officeooo:paragraph-rsid="001e1b90"/>
    </style:style>
    <style:style style:name="P73" style:family="paragraph" style:parent-style-name="Standard">
      <style:text-properties officeooo:rsid="001ea5c6" officeooo:paragraph-rsid="001ea5c6"/>
    </style:style>
    <style:style style:name="P74" style:family="paragraph" style:parent-style-name="Standard">
      <style:text-properties officeooo:rsid="001ea5c6" officeooo:paragraph-rsid="00251b35"/>
    </style:style>
    <style:style style:name="P75" style:family="paragraph" style:parent-style-name="Standard">
      <style:text-properties officeooo:rsid="001f4e20" officeooo:paragraph-rsid="001f4e20"/>
    </style:style>
    <style:style style:name="P76" style:family="paragraph" style:parent-style-name="Standard">
      <style:text-properties officeooo:rsid="00203def" officeooo:paragraph-rsid="00203def"/>
    </style:style>
    <style:style style:name="P77" style:family="paragraph" style:parent-style-name="Standard">
      <style:text-properties officeooo:rsid="0020bc9c" officeooo:paragraph-rsid="0020bc9c"/>
    </style:style>
    <style:style style:name="P78" style:family="paragraph" style:parent-style-name="Standard">
      <style:text-properties officeooo:rsid="0021b15e" officeooo:paragraph-rsid="0021b15e"/>
    </style:style>
    <style:style style:name="P79" style:family="paragraph" style:parent-style-name="Standard">
      <style:text-properties officeooo:paragraph-rsid="0021ba1b"/>
    </style:style>
    <style:style style:name="P80" style:family="paragraph" style:parent-style-name="Standard">
      <style:text-properties officeooo:rsid="00233bd1" officeooo:paragraph-rsid="00233bd1"/>
    </style:style>
    <style:style style:name="P81" style:family="paragraph" style:parent-style-name="Standard">
      <style:text-properties officeooo:rsid="00264909" officeooo:paragraph-rsid="00264909"/>
    </style:style>
    <style:style style:name="P82" style:family="paragraph" style:parent-style-name="Standard">
      <style:text-properties officeooo:paragraph-rsid="0027c852"/>
    </style:style>
    <style:style style:name="P83" style:family="paragraph" style:parent-style-name="Standard">
      <style:text-properties officeooo:paragraph-rsid="00290d2e"/>
    </style:style>
    <style:style style:name="P84" style:family="paragraph" style:parent-style-name="Standard">
      <style:text-properties officeooo:paragraph-rsid="002c3fbe"/>
    </style:style>
    <style:style style:name="P85" style:family="paragraph" style:parent-style-name="Standard">
      <style:text-properties officeooo:paragraph-rsid="002ccfc2"/>
    </style:style>
    <style:style style:name="P86" style:family="paragraph" style:parent-style-name="Standard">
      <style:text-properties fo:color="#c9211e" loext:opacity="100%" fo:font-size="12pt" fo:language="en" fo:country="US" fo:font-weight="bold" officeooo:rsid="002ccfc2" officeooo:paragraph-rsid="002ccfc2" style:font-size-asian="12pt" style:font-weight-asian="bold" style:font-size-complex="12pt" style:font-weight-complex="bold"/>
    </style:style>
    <style:style style:name="P87" style:family="paragraph" style:parent-style-name="Standard">
      <style:text-properties officeooo:paragraph-rsid="002d6afb"/>
    </style:style>
    <style:style style:name="P88" style:family="paragraph" style:parent-style-name="Standard">
      <style:text-properties officeooo:paragraph-rsid="00360a82"/>
    </style:style>
    <style:style style:name="P89" style:family="paragraph" style:parent-style-name="Standard">
      <style:text-properties fo:font-size="12pt" fo:language="en" fo:country="US" fo:font-weight="normal" officeooo:rsid="00348c08" officeooo:paragraph-rsid="002d6afb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language="en" fo:country="US" fo:font-weight="normal" officeooo:rsid="00388f68" officeooo:paragraph-rsid="00388f68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language="en" fo:country="US" fo:font-weight="normal" officeooo:rsid="003b11d4" officeooo:paragraph-rsid="003b11d4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language="en" fo:country="US" fo:font-weight="normal" officeooo:rsid="003b11d4" officeooo:paragraph-rsid="003dc5a4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fo:language="en" fo:country="US" fo:font-weight="normal" officeooo:rsid="003b11d4" officeooo:paragraph-rsid="003effa6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language="en" fo:country="US" fo:font-weight="bold" officeooo:rsid="00388f68" officeooo:paragraph-rsid="00388f68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language="en" fo:country="US" fo:font-weight="bold" officeooo:rsid="003b11d4" officeooo:paragraph-rsid="003b11d4" style:font-size-asian="10.5pt" style:font-weight-asian="bold" style:font-size-complex="12pt" style:font-weight-complex="bold"/>
    </style:style>
    <style:style style:name="P96" style:family="paragraph" style:parent-style-name="Standard">
      <style:text-properties officeooo:paragraph-rsid="003b11d4"/>
    </style:style>
    <style:style style:name="P97" style:family="paragraph" style:parent-style-name="Standard">
      <style:text-properties officeooo:rsid="003b11d4" officeooo:paragraph-rsid="003b11d4"/>
    </style:style>
    <style:style style:name="P98" style:family="paragraph" style:parent-style-name="Standard">
      <style:text-properties officeooo:paragraph-rsid="003b2f9b"/>
    </style:style>
    <style:style style:name="P99" style:family="paragraph" style:parent-style-name="Standard">
      <style:text-properties fo:font-weight="bold" officeooo:paragraph-rsid="003dc5a4" style:font-weight-asian="bold" style:font-weight-complex="bold"/>
    </style:style>
    <style:style style:name="T1" style:family="text">
      <style:text-properties officeooo:rsid="0001f2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6cec" style:font-weight-asian="bold" style:font-weight-complex="bold"/>
    </style:style>
    <style:style style:name="T4" style:family="text">
      <style:text-properties fo:font-weight="bold" officeooo:rsid="00062953" style:font-weight-asian="bold" style:font-weight-complex="bold"/>
    </style:style>
    <style:style style:name="T5" style:family="text">
      <style:text-properties fo:font-weight="bold" officeooo:rsid="00069519" style:font-weight-asian="bold" style:font-weight-complex="bold"/>
    </style:style>
    <style:style style:name="T6" style:family="text">
      <style:text-properties fo:font-weight="bold" officeooo:rsid="001f4e20" style:font-weight-asian="bold" style:font-weight-complex="bold"/>
    </style:style>
    <style:style style:name="T7" style:family="text">
      <style:text-properties fo:font-weight="bold" officeooo:rsid="0021ba1b" style:font-weight-asian="bold" style:font-weight-complex="bold"/>
    </style:style>
    <style:style style:name="T8" style:family="text">
      <style:text-properties fo:font-weight="bold" officeooo:rsid="001e1b90" style:font-weight-asian="bold" style:font-weight-complex="bold"/>
    </style:style>
    <style:style style:name="T9" style:family="text">
      <style:text-properties fo:font-weight="bold" officeooo:rsid="0027c852" style:font-weight-asian="bold" style:font-weight-complex="bold"/>
    </style:style>
    <style:style style:name="T10" style:family="text">
      <style:text-properties fo:font-weight="bold" officeooo:rsid="00290d2e" style:font-weight-asian="bold" style:font-weight-complex="bold"/>
    </style:style>
    <style:style style:name="T11" style:family="text">
      <style:text-properties fo:font-weight="bold" officeooo:rsid="002ed002" style:font-weight-asian="bold" style:font-weight-complex="bold"/>
    </style:style>
    <style:style style:name="T12" style:family="text">
      <style:text-properties fo:font-weight="bold" officeooo:rsid="003b2f9b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46cec" style:font-weight-asian="normal" style:font-weight-complex="normal"/>
    </style:style>
    <style:style style:name="T15" style:family="text">
      <style:text-properties fo:font-weight="normal" officeooo:rsid="00062953" style:font-weight-asian="normal" style:font-weight-complex="normal"/>
    </style:style>
    <style:style style:name="T16" style:family="text">
      <style:text-properties fo:font-weight="normal" officeooo:rsid="00069519" style:font-weight-asian="normal" style:font-weight-complex="normal"/>
    </style:style>
    <style:style style:name="T17" style:family="text">
      <style:text-properties fo:font-weight="normal" officeooo:rsid="001c32ac" style:font-weight-asian="normal" style:font-weight-complex="normal"/>
    </style:style>
    <style:style style:name="T18" style:family="text">
      <style:text-properties fo:font-weight="normal" officeooo:rsid="001e1b90" style:font-weight-asian="normal" style:font-weight-complex="normal"/>
    </style:style>
    <style:style style:name="T19" style:family="text">
      <style:text-properties fo:font-weight="normal" officeooo:rsid="00203def" style:font-weight-asian="normal" style:font-weight-complex="normal"/>
    </style:style>
    <style:style style:name="T20" style:family="text">
      <style:text-properties fo:font-weight="normal" officeooo:rsid="001f4e20" style:font-weight-asian="normal" style:font-weight-complex="normal"/>
    </style:style>
    <style:style style:name="T21" style:family="text">
      <style:text-properties fo:font-weight="normal" officeooo:rsid="0021ba1b" style:font-weight-asian="normal" style:font-weight-complex="normal"/>
    </style:style>
    <style:style style:name="T22" style:family="text">
      <style:text-properties fo:font-weight="normal" officeooo:rsid="00251b35" style:font-weight-asian="normal" style:font-weight-complex="normal"/>
    </style:style>
    <style:style style:name="T23" style:family="text">
      <style:text-properties fo:font-weight="normal" officeooo:rsid="0027c852" style:font-weight-asian="normal" style:font-weight-complex="normal"/>
    </style:style>
    <style:style style:name="T24" style:family="text">
      <style:text-properties fo:font-weight="normal" officeooo:rsid="00290d2e" style:font-weight-asian="normal" style:font-weight-complex="normal"/>
    </style:style>
    <style:style style:name="T25" style:family="text">
      <style:text-properties officeooo:rsid="00046cec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0f0f3a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126646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1c3e21" style:font-size-asian="12pt" style:font-weight-asian="normal" style:font-size-complex="12pt" style:font-weight-complex="normal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0f0f3a" style:font-size-asian="12pt" style:font-weight-asian="bold" style:font-size-complex="12pt" style:font-weight-complex="bold"/>
    </style:style>
    <style:style style:name="T32" style:family="text">
      <style:text-properties fo:font-size="12pt" fo:language="en" fo:country="US" fo:font-weight="normal" officeooo:rsid="002c3fbe" style:font-size-asian="12pt" style:font-weight-asian="normal" style:font-size-complex="12pt" style:font-weight-complex="normal"/>
    </style:style>
    <style:style style:name="T33" style:family="text">
      <style:text-properties fo:font-size="12pt" fo:language="en" fo:country="US" fo:font-weight="normal" officeooo:rsid="002ccfc2" style:font-size-asian="12pt" style:font-weight-asian="normal" style:font-size-complex="12pt" style:font-weight-complex="normal"/>
    </style:style>
    <style:style style:name="T34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35" style:family="text">
      <style:text-properties fo:font-size="12pt" fo:language="en" fo:country="US" fo:font-weight="normal" officeooo:rsid="002d6afb" style:font-size-asian="10.5pt" style:font-weight-asian="normal" style:font-size-complex="12pt" style:font-weight-complex="normal"/>
    </style:style>
    <style:style style:name="T36" style:family="text">
      <style:text-properties fo:font-size="12pt" fo:language="en" fo:country="US" fo:font-weight="normal" officeooo:rsid="00314d4a" style:font-size-asian="10.5pt" style:font-weight-asian="normal" style:font-size-complex="12pt" style:font-weight-complex="normal"/>
    </style:style>
    <style:style style:name="T37" style:family="text">
      <style:text-properties fo:font-size="12pt" fo:language="en" fo:country="US" fo:font-weight="normal" officeooo:rsid="0033ba7e" style:font-size-asian="10.5pt" style:font-weight-asian="normal" style:font-size-complex="12pt" style:font-weight-complex="normal"/>
    </style:style>
    <style:style style:name="T38" style:family="text">
      <style:text-properties fo:font-size="12pt" fo:language="en" fo:country="US" fo:font-weight="normal" officeooo:rsid="003202f7" style:font-size-asian="10.5pt" style:font-weight-asian="normal" style:font-size-complex="12pt" style:font-weight-complex="normal"/>
    </style:style>
    <style:style style:name="T39" style:family="text">
      <style:text-properties fo:font-size="12pt" fo:language="en" fo:country="US" fo:font-weight="normal" officeooo:rsid="00348c08" style:font-size-asian="10.5pt" style:font-weight-asian="normal" style:font-size-complex="12pt" style:font-weight-complex="normal"/>
    </style:style>
    <style:style style:name="T40" style:family="text">
      <style:text-properties fo:font-size="12pt" fo:language="en" fo:country="US" fo:font-weight="normal" officeooo:rsid="00360a82" style:font-size-asian="10.5pt" style:font-weight-asian="normal" style:font-size-complex="12pt" style:font-weight-complex="normal"/>
    </style:style>
    <style:style style:name="T41" style:family="text">
      <style:text-properties fo:font-size="12pt" fo:language="en" fo:country="US" fo:font-weight="normal" officeooo:rsid="003b11d4" style:font-size-asian="10.5pt" style:font-weight-asian="normal" style:font-size-complex="12pt" style:font-weight-complex="normal"/>
    </style:style>
    <style:style style:name="T42" style:family="text">
      <style:text-properties fo:font-size="12pt" fo:language="en" fo:country="US" fo:font-weight="normal" officeooo:rsid="003b2f9b" style:font-size-asian="10.5pt" style:font-weight-asian="normal" style:font-size-complex="12pt" style:font-weight-complex="normal"/>
    </style:style>
    <style:style style:name="T43" style:family="text">
      <style:text-properties fo:font-size="12pt" fo:language="en" fo:country="US" fo:font-weight="normal" officeooo:rsid="003cf48a" style:font-size-asian="10.5pt" style:font-weight-asian="normal" style:font-size-complex="12pt" style:font-weight-complex="normal"/>
    </style:style>
    <style:style style:name="T44" style:family="text">
      <style:text-properties fo:font-size="12pt" fo:language="en" fo:country="US" fo:font-weight="normal" officeooo:rsid="003dc5a4" style:font-size-asian="10.5pt" style:font-weight-asian="normal" style:font-size-complex="12pt" style:font-weight-complex="normal"/>
    </style:style>
    <style:style style:name="T45" style:family="text">
      <style:text-properties fo:font-size="12pt" fo:language="en" fo:country="US" fo:font-weight="bold" officeooo:rsid="002c3fbe" style:font-size-asian="12pt" style:font-weight-asian="bold" style:font-size-complex="12pt" style:font-weight-complex="bold"/>
    </style:style>
    <style:style style:name="T46" style:family="text">
      <style:text-properties fo:font-size="12pt" fo:language="en" fo:country="US" fo:font-weight="bold" officeooo:rsid="002ccfc2" style:font-size-asian="12pt" style:font-weight-asian="bold" style:font-size-complex="12pt" style:font-weight-complex="bold"/>
    </style:style>
    <style:style style:name="T47" style:family="text">
      <style:text-properties fo:font-size="12pt" fo:language="en" fo:country="US" fo:font-weight="bold" officeooo:rsid="002d6afb" style:font-size-asian="10.5pt" style:font-weight-asian="bold" style:font-size-complex="12pt" style:font-weight-complex="bold"/>
    </style:style>
    <style:style style:name="T48" style:family="text">
      <style:text-properties fo:font-size="12pt" fo:language="en" fo:country="US" fo:font-weight="bold" officeooo:rsid="0033ba7e" style:font-size-asian="10.5pt" style:font-weight-asian="bold" style:font-size-complex="12pt" style:font-weight-complex="bold"/>
    </style:style>
    <style:style style:name="T49" style:family="text">
      <style:text-properties fo:font-size="12pt" fo:language="en" fo:country="US" fo:font-weight="bold" officeooo:rsid="00360a82" style:font-size-asian="10.5pt" style:font-weight-asian="bold" style:font-size-complex="12pt" style:font-weight-complex="bold"/>
    </style:style>
    <style:style style:name="T50" style:family="text">
      <style:text-properties fo:font-size="12pt" fo:language="en" fo:country="US" fo:font-weight="bold" officeooo:rsid="00348c08" style:font-size-asian="10.5pt" style:font-weight-asian="bold" style:font-size-complex="12pt" style:font-weight-complex="bold"/>
    </style:style>
    <style:style style:name="T51" style:family="text">
      <style:text-properties fo:font-size="12pt" fo:language="en" fo:country="US" fo:font-weight="bold" officeooo:rsid="003b2f9b" style:font-size-asian="10.5pt" style:font-weight-asian="bold" style:font-size-complex="12pt" style:font-weight-complex="bold"/>
    </style:style>
    <style:style style:name="T52" style:family="text">
      <style:text-properties fo:font-size="12pt" fo:language="en" fo:country="US" officeooo:rsid="003b2f9b" style:font-size-asian="10.5pt" style:font-size-complex="12pt"/>
    </style:style>
    <style:style style:name="T53" style:family="text">
      <style:text-properties officeooo:rsid="001426d8"/>
    </style:style>
    <style:style style:name="T54" style:family="text">
      <style:text-properties officeooo:rsid="0015d49f"/>
    </style:style>
    <style:style style:name="T55" style:family="text">
      <style:text-properties officeooo:rsid="001a8258"/>
    </style:style>
    <style:style style:name="T56" style:family="text">
      <style:text-properties officeooo:rsid="001e1b90"/>
    </style:style>
    <style:style style:name="T57" style:family="text">
      <style:text-properties officeooo:rsid="0027c852"/>
    </style:style>
    <style:style style:name="T58" style:family="text">
      <style:text-properties fo:color="#c9211e" loext:opacity="100%" officeooo:rsid="0027c852"/>
    </style:style>
    <style:style style:name="T59" style:family="text">
      <style:text-properties officeooo:rsid="002d6afb"/>
    </style:style>
    <style:style style:name="T60" style:family="text">
      <style:text-properties officeooo:rsid="002ed002"/>
    </style:style>
    <style:style style:name="T61" style:family="text">
      <style:text-properties fo:font-size="15pt" fo:font-weight="bold" style:font-size-asian="15pt" style:font-weight-asian="bold" style:font-size-complex="15pt" style:font-weight-complex="bold"/>
    </style:style>
    <style:style style:name="T62" style:family="text">
      <style:text-properties officeooo:rsid="00314d4a"/>
    </style:style>
    <style:style style:name="T63" style:family="text">
      <style:text-properties officeooo:rsid="003b2f9b"/>
    </style:style>
    <style:style style:name="T64" style:family="text">
      <style:text-properties officeooo:rsid="003cf48a"/>
    </style:style>
    <style:style style:name="T65" style:family="text">
      <style:text-properties officeooo:rsid="003dc5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tocol AMQP 0-9-1</text:p>
      <text:p text:style-name="P45">For message exchange</text:p>
      <text:p text:style-name="P45">AMQP entities: exchange(post msg to it), queue, binding(rule to bind exchange to queue)</text:p>
      <text:p text:style-name="P45"/>
      <text:p text:style-name="P3">Exchange types</text:p>
      <text:p text:style-name="P3"><text:span text:style-name="T13">Direct.</text:span> <text:span text:style-name="T13">Route message to queue using </text:span>routing key<text:span text:style-name="T13">(string, like name of a queue). </text:span><text:span text:style-name="T55">Key may be non-<text:tab/>unique → route to many queues.</text:span></text:p>
      <text:p text:style-name="P45">Default. Like dirrect, but without exchange name.</text:p>
      <text:p text:style-name="P45">Fanout. <text:span text:style-name="T25">Route msg to all queues, which are </text:span><text:span text:style-name="T3">bind to exchange</text:span><text:span text:style-name="T25">, ingnoring routing key.</text:span></text:p>
      <text:p text:style-name="P71"><text:span text:style-name="T14">Topic. Route according </text:span><text:span text:style-name="T3">routing key</text:span><text:span text:style-name="T14"> and </text:span><text:span text:style-name="T3">pattern</text:span><text:span text:style-name="T14"> for binding: *.</text:span><text:span text:style-name="T17">orange.*, #.green. </text:span></text:p>
      <text:p text:style-name="P47"><text:tab/>Binding pattern is dot-separated words with wildcards: * - any exactly 1 word; # - 0 or more <text:tab/>words. Routing key also consists of dot-separated words.</text:p>
      <text:p text:style-name="P48">Header. Route using headers. Any/all header match is defined by binding param x-match(any/all)</text:p>
      <text:p text:style-name="P48"/>
      <text:p text:style-name="P4">Queues</text:p>
      <text:p text:style-name="P64"><text:span text:style-name="T13">Durability. Durable queues </text:span><text:span text:style-name="T15">store msg on disk, so they survive the restart of server. </text:span><text:span text:style-name="T4">Msg should be marked as durable too.</text:span></text:p>
      <text:p text:style-name="P49">Exclusive Queue. Can be used only by connection, which declared it.</text:p>
      <text:p text:style-name="P46">Auto-delete Queue. It is auto deleted, when all Consumers unsubscribe.</text:p>
      <text:p text:style-name="P48"/>
      <text:p text:style-name="P5"><text:span text:style-name="T25">C</text:span>onsumers</text:p>
      <text:p text:style-name="P65"><text:span text:style-name="T13">Msg may be “pushed” to consumer </text:span><text:span text:style-name="T2">or</text:span><text:span text:style-name="T13"> consumer may “pull” msg it self.</text:span></text:p>
      <text:p text:style-name="P66"><text:span text:style-name="T16">Auto aknowledge msg (after it is received) </text:span><text:span text:style-name="T5">or</text:span><text:span text:style-name="T16"> manually – after(during) processing. </text:span></text:p>
      <text:p text:style-name="P67"><text:span text:style-name="T16">M</text:span><text:span text:style-name="T13">ay reject msg </text:span><text:span text:style-name="T2">and</text:span><text:span text:style-name="T13"> to ask to discard </text:span><text:span text:style-name="T2">or</text:span><text:span text:style-name="T13"> re-queue msg.</text:span></text:p>
      <text:p text:style-name="P50"/>
      <text:p text:style-name="P6">Connections</text:p>
      <text:p text:style-name="P51">Are long-living TCP <text:s/>connections.</text:p>
      <text:p text:style-name="P51"/>
      <text:p text:style-name="P6">Channels</text:p>
      <text:p text:style-name="P51">Short living, belongs to some connection. Needed not to have many connections.</text:p>
      <text:p text:style-name="P50"/>
      <text:p text:style-name="P50"/>
      <text:p text:style-name="P11">RabbitMQ</text:p>
      <text:p text:style-name="P18">Install</text:p>
      <text:p text:style-name="P25"><text:a xlink:type="simple" xlink:href="https://www.rabbitmq.com/install-debian.html#apt-packagecloud" text:style-name="Internet_20_link" text:visited-style-name="Visited_20_Internet_20_Link">https://www.rabbitmq.com/install-debian.html#apt-packagecloud</text:a></text:p>
      <text:p text:style-name="P25"/>
      <text:p text:style-name="P19">Virtual host</text:p>
      <text:p text:style-name="P68"><text:span text:style-name="T31">T</text:span><text:span text:style-name="T30">here is default vhost with name /</text:span></text:p>
      <text:p text:style-name="P69"><text:span text:style-name="T27">C</text:span><text:span text:style-name="T28">reate: rabbitmqctl add_vhost &lt;vhost name&gt;</text:span></text:p>
      <text:p text:style-name="P69"><text:span text:style-name="T28">List: </text:span><text:span text:style-name="T27">rabbitmqctl list_vhosts &lt;</text:span><text:span text:style-name="T28">vhost name&gt;</text:span></text:p>
      <text:p text:style-name="P31">Delete: rabbitmqctl delete_vhost &lt;host name&gt;</text:p>
      <text:p text:style-name="P19"/>
      <text:p text:style-name="P19">Create user</text:p>
      <text:p text:style-name="P26">Create user: <text:span text:style-name="T1">rabbitmqctl add_user &lt;user name&gt; &lt;user passw&gt;</text:span></text:p>
      <text:p text:style-name="P26">Set permissions: rabbitmqctl set_permissions [-p vhostpath] {user} ‘conf’ ’write’ ’read’</text:p>
      <text:p text:style-name="P26">conf, write, read – regular expressions, names of resources</text:p>
      <text:p text:style-name="P26">‘.*’ - any resource, ‘^$’ - no resource</text:p>
      <text:p text:style-name="P25"/>
      <text:p text:style-name="P23"><text:soft-page-break/>Default client port</text:p>
      <text:p text:style-name="P33">5672</text:p>
      <text:p text:style-name="P33"/>
      <text:p text:style-name="P24">Actions with user</text:p>
      <text:p text:style-name="P33">rabbitmqctl delete_user 'username'</text:p>
      <text:p text:style-name="P33">rabbitmqctl list_users --formatter=json</text:p>
      <text:p text:style-name="P11"/>
      <text:p text:style-name="P2">Enable web-based management</text:p>
      <text:p text:style-name="P1">Enable plugin: rabbitmq-plugins enable rabbitmq_management</text:p>
      <text:p text:style-name="P1">Add user: rabbitmqctl add_user &lt;user name&gt; &lt;user passw&gt;</text:p>
      <text:p text:style-name="P69"><text:span text:style-name="T1">Assign permission to user: </text:span>rabbitmqctl set_user_tags <text:span text:style-name="T1">&lt;user name&gt;</text:span> <text:span text:style-name="T1">&lt;tags&gt;</text:span></text:p>
      <text:p text:style-name="P1">List of permissions: <text:a xlink:type="simple" xlink:href="https://www.rabbitmq.com/management.html#permissions" text:style-name="Internet_20_link" text:visited-style-name="Visited_20_Internet_20_Link">https://www.rabbitmq.com/management.html#permissions</text:a></text:p>
      <text:p text:style-name="P63"><text:span text:style-name="T13">Monitoring page is here: http://{node-hostname}:</text:span><text:span text:style-name="T2">15672</text:span></text:p>
      <text:p text:style-name="P50"/>
      <text:p text:style-name="P7">Enable plugin for JMS</text:p>
      <text:p text:style-name="P52">rabbitmq-plugins enable rabbitmq_jms_topic_exchange</text:p>
      <text:p text:style-name="P50"/>
      <text:p text:style-name="P13">Get connection</text:p>
      <text:p text:style-name="P30">factory = new ConnectionFactory();</text:p>
      <text:p text:style-name="P30">factory.setHost();</text:p>
      <text:p text:style-name="P30">factory.setPort();</text:p>
      <text:p text:style-name="P30">factory.setVirtualHost();</text:p>
      <text:p text:style-name="P30">factory.setUsername();</text:p>
      <text:p text:style-name="P30">factory.setPassword()</text:p>
      <text:p text:style-name="P30">factory.newConnection();</text:p>
      <text:p text:style-name="P30"/>
      <text:p text:style-name="P30">Declare AMQP entities</text:p>
      <text:p text:style-name="P30">channel.exchangeDeclare(&lt;exchange name&gt;, &lt;exchange type(see above)&gt;)</text:p>
      <text:p text:style-name="P30">channel.queueDeclare(…)</text:p>
      <text:p text:style-name="P70"><text:span text:style-name="T26">channel.queueBinding(&lt;queue name&gt;, &lt;xchange name&gt;, &lt;routing key for binding&gt;) - </text:span><text:span text:style-name="T29">there may be <text:tab/>many bindings with different routing key</text:span></text:p>
      <text:p text:style-name="P21"/>
      <text:p text:style-name="P20">Publish message</text:p>
      <text:p text:style-name="P27"><text:span text:style-name="T54">channel.</text:span>basicPublish()</text:p>
      <text:p text:style-name="P27">mandatory – if true → msg, which can not be routed to queue will be returned to sender. <text:span text:style-name="T53">Zero queue</text:span></text:p>
      <text:p text:style-name="P28">To build BasicProperties: new BasicProperties.Builder() and set headers and other</text:p>
      <text:p text:style-name="P28"/>
      <text:p text:style-name="P28">To receive confirmation: channel.confirmSelect()</text:p>
      <text:p text:style-name="P28">Confirmation is asynchronous.</text:p>
      <text:p text:style-name="P28">To wait for confirmations: channel.waitForConfirmsOrDie(timeout) – throws exception if no confirmation.</text:p>
      <text:p text:style-name="P28">To add listener of confirmations: channel.addConfirmListener(…)</text:p>
      <text:p text:style-name="P28"/>
      <text:p text:style-name="P22">Consume messages</text:p>
      <text:p text:style-name="P29">Messages are prefetched for consumer, to set number of prefetched msg: channel.basicQos(number of prefetched messages)</text:p>
      <text:p text:style-name="P29"/>
      <text:p text:style-name="P29">channel.basicConsume(…)</text:p>
      <text:p text:style-name="P29"><text:soft-page-break/>autoAck – auto ack right after reception</text:p>
      <text:p text:style-name="P29">noLocal – if true, no routing of messages from same connection(channel created). Not supported</text:p>
      <text:p text:style-name="P29">exclusive – single consumer for queue; fails if something is already registered</text:p>
      <text:p text:style-name="P29">Consumer – interface with all callbacks</text:p>
      <text:p text:style-name="P29">DeliverCallback – functional interf., invoked when delivered</text:p>
      <text:p text:style-name="P29">CancelCallback – functional interf., invoked when consumer is disconnected from queue</text:p>
      <text:p text:style-name="P32"/>
      <text:p text:style-name="P32">channel.basicAck(…)</text:p>
      <text:p text:style-name="P32">deliveryTag – get from envelope of message</text:p>
      <text:p text:style-name="P32">multiple – if true, ack all messages with smaller deliveryTags</text:p>
      <text:p text:style-name="P32">channel.basicReject(…)</text:p>
      <text:p text:style-name="P32">deliveryTag – see above</text:p>
      <text:p text:style-name="P32">requeue – if true, put msg to the head of queue again; if false, discard msg.</text:p>
      <text:p text:style-name="P32"/>
      <text:p text:style-name="P32">channel.basicNack(…) - same as Reject but has arg multiple(see above).</text:p>
      <text:p text:style-name="P32"/>
      <text:p text:style-name="P34">Reply to incoming message</text:p>
      <text:p text:style-name="P84"><text:span text:style-name="T32">1) Send response to dedicated que (for responses). Sender sets it’s name in header </text:span><text:span text:style-name="T45">“reply-to”</text:span></text:p>
      <text:p text:style-name="P34"/>
      <text:p text:style-name="P84"><text:span text:style-name="T32">2) Dirrect response. </text:span><text:span text:style-name="T45">In fact</text:span><text:span text:style-name="T32"> response will go dirrectly to sender </text:span><text:span text:style-name="T45">without any ques</text:span><text:span text:style-name="T32">: → rabbitmq-server → sender. </text:span><text:span text:style-name="T33">To use this:</text:span></text:p>
      <text:p text:style-name="P37">- sender sets header “reply-to” = “amq.rabbitmq.reply-to” – this que does NOT exist and should NOT be created.</text:p>
      <text:p text:style-name="P84"><text:span text:style-name="T33">- Responder publishes response to </text:span><text:span text:style-name="T46">default exchange</text:span><text:span text:style-name="T33"> (“”) with routing key from “reply-to”</text:span></text:p>
      <text:p text:style-name="P85"><text:span text:style-name="T33">- Sender listens (pseudo) que “amq.rabbitmq.reply-to” in </text:span><text:span text:style-name="T46">no-ack mode</text:span><text:span text:style-name="T33">.</text:span></text:p>
      <text:p text:style-name="P86">There IS some way to check, that sender listens to response!!</text:p>
      <text:p text:style-name="P37"><text:tab/></text:p>
      <text:p text:style-name="P16">AMQP in Spring</text:p>
      <text:p text:style-name="P38"/>
      <text:p text:style-name="P17">Using RabbitTemplate</text:p>
      <text:p text:style-name="P94">Sending</text:p>
      <text:p text:style-name="P90">.send(&lt;some exchange and queue or nothing if set in RabbitTemplate&gt;, Message) and queue </text:p>
      <text:p text:style-name="P90">if .<text:span text:style-name="T2">convert</text:span> behind – arg. is not mandatory Message</text:p>
      <text:p text:style-name="P90"/>
      <text:p text:style-name="P95">Publisher acks</text:p>
      <text:p text:style-name="P91">If used CachingConnectionFactory → publisherConfirms should be true</text:p>
      <text:p text:style-name="P93">Register callback RabbitTemplate#setConfirmCallback(…) - CorrelationData<text:span text:style-name="T63">(</text:span><text:span text:style-name="T12">see below</text:span><text:span text:style-name="T63">)</text:span> – <text:span text:style-name="T63">is <text:s/>supplied <text:tab/>when .send</text:span></text:p>
      <text:p text:style-name="P99"><text:span text:style-name="T52">or</text:span></text:p>
      <text:p text:style-name="P92"><text:span text:style-name="T63">Use Future object inside </text:span>CorrelationData: … <text:span text:style-name="T63">c = new </text:span>CorrelationData<text:span text:style-name="T63">(); ...send(…, </text:span><text:span text:style-name="T64">c</text:span><text:span text:style-name="T63">); </text:span><text:span text:style-name="T64">c.getFuture().get(&lt;</text:span><text:span text:style-name="T65">timeout</text:span><text:span text:style-name="T64">&gt;).</text:span><text:span text:style-name="T65">isAck();</text:span></text:p>
      <text:p text:style-name="P90"/>
      <text:p text:style-name="P91"><text:span text:style-name="T2">Returns</text:span> – see message publishing above</text:p>
      <text:p text:style-name="P96"><text:span text:style-name="T41">Invoke RabbitTemplate#setMandatory(true)</text:span></text:p>
      <text:p text:style-name="P96"><text:span text:style-name="T41">If used CachingConnectionFactory → publisherReturns should be true</text:span></text:p>
      <text:p text:style-name="P96"><text:span text:style-name="T41">Register callback RabbitTemplate#setReturnsCallback(…) </text:span></text:p>
      <text:p text:style-name="P98"><text:span text:style-name="T44"/></text:p>
      <text:p text:style-name="P97"><text:span text:style-name="T34"/></text:p>
      <text:p text:style-name="P90"><text:soft-page-break/></text:p>
      <text:p text:style-name="P40"/>
      <text:p text:style-name="P17">Using spring’s messaging</text:p>
      <text:p text:style-name="P40"/>
      <text:p text:style-name="P40"/>
      <text:p text:style-name="P40"><text:span text:style-name="T61">Annotation-driven Listener Endpoints</text:span> – it is a layer over spring’s messaging</text:p>
      <text:p text:style-name="P39"><text:span text:style-name="T62">Use </text:span><text:span text:style-name="T2">@EnableRabbit</text:span> <text:span text:style-name="T62">to enable search of RabbitListeners</text:span></text:p>
      <text:p text:style-name="P39"/>
      <text:p text:style-name="P41">Place <text:span text:style-name="T2">@RabbitListener</text:span> over method. <text:span text:style-name="T60">Spring will create </text:span><text:span text:style-name="T11">listener container</text:span><text:span text:style-name="T60">(using </text:span><text:span text:style-name="T11">RabbitListenerContainerFactory</text:span><text:span text:style-name="T60">) for each method with this annotation.</text:span></text:p>
      <text:p text:style-name="P41"/>
      <text:p text:style-name="P43"><text:span text:style-name="T2">But</text:span> <text:span text:style-name="T59">@RabbitListener </text:span>may be placed over class, and annotate methods by <text:span text:style-name="T2">@RabbitHandler</text:span></text:p>
      <text:p text:style-name="P42"/>
      <text:p text:style-name="P36">How message is converted to args of method</text:p>
      <text:p text:style-name="P44">Conversion has 2 staps</text:p>
      <text:p text:style-name="P44">1) Spring’s AMQP → Spring’s Messaging. By MessageConverter, default SimpleMessageConverter.</text:p>
      <text:p text:style-name="P44">2) Spring’s Messaging → args of methods. By GenericMessageConverter.</text:p>
      <text:p text:style-name="P42"/>
      <text:p text:style-name="P35">Containers</text:p>
      <text:p text:style-name="P87"><text:span text:style-name="T47">SimpleMessageListenerContainer</text:span><text:span text:style-name="T35"> – </text:span><text:span text:style-name="T36">thread per consumer</text:span><text:span text:style-name="T37">(NOT the same as client)</text:span><text:span text:style-name="T36">; consumer may listen several queues; </text:span><text:span text:style-name="T38">rabbit </text:span><text:span text:style-name="T37">CLIENT</text:span><text:span text:style-name="T38"> thread “gives” messages to thread</text:span><text:span text:style-name="T37">S</text:span><text:span text:style-name="T38"> of </text:span><text:span text:style-name="T37">CONSUMERS</text:span><text:span text:style-name="T38">. </text:span><text:span text:style-name="T37">There is only ONE thread of CLIENT and many threads of CONSUMERS.</text:span></text:p>
      <text:p text:style-name="P87"><text:span text:style-name="T48">DirectMessageListenerContainer</text:span><text:span text:style-name="T37"> – </text:span><text:span text:style-name="T39">consumer works in thread of client(see difference above).</text:span></text:p>
      <text:p text:style-name="P89"/>
      <text:p text:style-name="P88"><text:span text:style-name="T39">C</text:span><text:span text:style-name="T40">ontainer may send idle-events (like “ping”). Place </text:span><text:span text:style-name="T50">@EventListener</text:span><text:span text:style-name="T39"> </text:span><text:span text:style-name="T40">over method, which should handle it. </text:span><text:span text:style-name="T49">Note</text:span><text:span text:style-name="T40">: EventListener hears events from </text:span><text:span text:style-name="T49">ALL</text:span><text:span text:style-name="T40"> containers, there is some filtering in annotation.</text:span></text:p>
      <text:p text:style-name="P40"/>
      <text:p text:style-name="P37"/>
      <text:p text:style-name="P12">JMS</text:p>
      <text:p text:style-name="P53"><text:span text:style-name="T56">Delivery method: </text:span>Point-to-point and Publish/subscribe</text:p>
      <text:p text:style-name="P54"/>
      <text:p text:style-name="P54">Message consists:</text:p>
      <text:p text:style-name="P54">header – for every msg, to routie and identify a msg</text:p>
      <text:p text:style-name="P54">properties – optional, key-value pairs, like extension to headers, to filter msgs</text:p>
      <text:p text:style-name="P54">body – optional, types:</text:p>
      <text:p text:style-name="P54"><text:tab/>Message – no body</text:p>
      <text:p text:style-name="P54"><text:tab/>Stream/Map/Text/Object/ByteMessage</text:p>
      <text:p text:style-name="P54"/>
      <text:p text:style-name="P8">Produce/Consume</text:p>
      <text:p text:style-name="P56">Need Session and Destination</text:p>
      <text:p text:style-name="P72"><text:span text:style-name="T18">ConnectionFactory → Connection → Session(&lt;transactional or not&gt;, &lt;acknowledge t</text:span><text:span text:style-name="T23">ype(see below)</text:span><text:span text:style-name="T18">&gt;)</text:span></text:p>
      <text:p text:style-name="P54">create Destinaition</text:p>
      <text:p text:style-name="P56"><text:span text:style-name="T56">C</text:span>onnection <text:span text:style-name="T2">should be stated </text:span><text:span text:style-name="T6">after Producer(??) and Consumer are configured</text:span></text:p>
      <text:p text:style-name="P9"/>
      <text:p text:style-name="P58"><text:span text:style-name="T6">A</text:span><text:span text:style-name="T2">cknowledge type</text:span></text:p>
      <text:p text:style-name="P58">Session.AUTO_ACKNOWLEDGE</text:p>
      <text:p text:style-name="P82"><text:soft-page-break/><text:span text:style-name="T23">Session.CLIENT_ACKNOWLEDGE – client should call message.acknowledge(), works on session <text:tab/>level – ack all messages which are already consumed(</text:span><text:span text:style-name="T9">not necessery to ack the last consumed, <text:tab/>may ack even 1-st and all will be acked</text:span><text:span text:style-name="T23">).</text:span></text:p>
      <text:p text:style-name="P59"><text:span text:style-name="T57">Session.DUMPS_OK_ACKNOWLEDGE – </text:span><text:span text:style-name="T58">some lazy ack???</text:span></text:p>
      <text:p text:style-name="P83"><text:span text:style-name="T18">I</text:span><text:span text:style-name="T24">f session terminates, all not acked(</text:span><text:span text:style-name="T10">even possibly consumed</text:span><text:span text:style-name="T24">) msg will be re-delivered.</text:span></text:p>
      <text:p text:style-name="P55"/>
      <text:p text:style-name="P8"><text:span text:style-name="T56">P</text:span>roduce</text:p>
      <text:p text:style-name="P55">create MessageProducer = session.createProducer(Destination)</text:p>
      <text:p text:style-name="P78"><text:span text:style-name="T18">M</text:span><text:span text:style-name="T13">essage = session.create***Message()</text:span></text:p>
      <text:p text:style-name="P77"><text:span text:style-name="T18">p</text:span><text:span text:style-name="T13">roducer.send(Message)</text:span></text:p>
      <text:p text:style-name="P10"/>
      <text:p text:style-name="P79"><text:span text:style-name="T21">Persistent delivery mode – msg not lost if JMS provider fails, by </text:span><text:span text:style-name="T7">default</text:span><text:span text:style-name="T21"> mode is </text:span><text:span text:style-name="T7">DeliveryMode.PERSISTENT.</text:span><text:span text:style-name="T21"> May be configured:</text:span></text:p>
      <text:p text:style-name="P57">1) producer.setDeliveryMode(…)</text:p>
      <text:p text:style-name="P57">2) producer.send(Message, DeliveryMode, priority(see below), expiration time(see below))</text:p>
      <text:p text:style-name="P57"/>
      <text:p text:style-name="P80"><text:span text:style-name="T21">P</text:span><text:span text:style-name="T13">riority – instruct to send </text:span><text:span text:style-name="T22">more priority msg first. Configure by</text:span></text:p>
      <text:p text:style-name="P60">1) producer.setPriority(…)</text:p>
      <text:p text:style-name="P60">2) producer.send(…) - see above</text:p>
      <text:p text:style-name="P60"/>
      <text:p text:style-name="P74"><text:span text:style-name="T22">E</text:span><text:span text:style-name="T21">xpiration time – </text:span><text:span text:style-name="T22">messages may expire, by default – not. Configure by</text:span></text:p>
      <text:p text:style-name="P60">1) producer.setTimeToLive(… )</text:p>
      <text:p text:style-name="P60">2) producer.send(…) - see above</text:p>
      <text:p text:style-name="P61"/>
      <text:p text:style-name="P73"><text:span text:style-name="T8">C</text:span><text:span text:style-name="T2">onsume</text:span></text:p>
      <text:p text:style-name="P56">create MessageConsumer = session.createConsume(Destination)</text:p>
      <text:p text:style-name="P75"><text:span text:style-name="T19">Sync: </text:span><text:span text:style-name="T13">Message = consumer.receive(&lt;optional timeout&gt;)</text:span></text:p>
      <text:p text:style-name="P76"><text:span text:style-name="T13">Async – set listener: </text:span><text:span text:style-name="T20">consumer.setMessageListener(MessageListener)</text:span></text:p>
      <text:p text:style-name="P62"/>
      <text:p text:style-name="P81"><text:span text:style-name="T20">I</text:span><text:span text:style-name="T13">n case of topics. If usual consumer shuts down, it looses all msg, that are still publishing to topic. </text:span><text:span text:style-name="T2">Durable Subscriber</text:span><text:span text:style-name="T13"> will not loose them, all messages will be received after subsc. recovery</text:span></text:p>
      <text:p text:style-name="P81"><text:span text:style-name="T13">session.createDurableSubscriber(&lt;</text:span><text:span text:style-name="T2">only</text:span><text:span text:style-name="T13"> topic&gt;, &lt;unique id of subscriber – String&gt;)</text:span></text:p>
      <text:p text:style-name="P81"><text:span text:style-name="T13">Durable subscriber </text:span><text:span text:style-name="T2">should be closed</text:span><text:span text:style-name="T13">.</text:span></text:p>
      <text:p text:style-name="P56"/>
      <text:p text:style-name="P15">RabbitMQ as JMS provider</text:p>
      <text:p text:style-name="P54"><text:a xlink:type="simple" xlink:href="https://www.rabbitmq.com/jms-client.html" text:style-name="Internet_20_link" text:visited-style-name="Visited_20_Internet_20_Link">https://www.rabbitmq.com/jms-client.html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3-02T16:15:04.770000000</dc:date>
    <meta:editing-duration>PT5H15M</meta:editing-duration>
    <meta:editing-cycles>33</meta:editing-cycles>
    <meta:document-statistic meta:table-count="0" meta:image-count="0" meta:object-count="0" meta:page-count="5" meta:paragraph-count="159" meta:word-count="1106" meta:character-count="8606" meta:non-whitespace-character-count="7610"/>
  </office:meta>
</office:document-meta>
</file>